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3068143.95438" calcext:value-type="float">
            <text:p>93,068,144</text:p>
          </table:table-cell>
          <table:table-cell table:style-name="ce32"/>
          <table:table-cell table:style-name="ce11" table:formula="of:=[.W9]" office:value-type="float" office:value="5323597.64999999" calcext:value-type="float">
            <text:p>5,323,597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0.672" calcext:value-type="float">
            <text:p>750.672</text:p>
          </table:table-cell>
          <table:table-cell table:formula="of:=SUM([.AL3:.AL5])" office:value-type="float" office:value="1654.94650464" calcext:value-type="float">
            <text:p>1654.94650464</text:p>
          </table:table-cell>
          <table:table-cell table:formula="of:=SUM([.AM3:.AM5])" office:value-type="float" office:value="0.82747325232" calcext:value-type="float">
            <text:p>0.8274732523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45" calcext:value-type="float">
            <text:p>50.45</text:p>
          </table:table-cell>
          <table:table-cell table:style-name="ce6"/>
          <table:table-cell table:style-name="ce12" table:formula="of:=[.V10]" office:value-type="percentage" office:value="50.45" calcext:value-type="percentage">
            <text:p>5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90" calcext:value-type="float">
            <text:p>7490.0</text:p>
          </table:table-cell>
          <table:table-cell/>
          <table:table-cell table:style-name="ce6"/>
          <table:table-cell table:style-name="ce6" table:formula="of:=[.V11]" office:value-type="float" office:value="19.48" calcext:value-type="float">
            <text:p>19.48</text:p>
          </table:table-cell>
          <table:table-cell table:style-name="ce6"/>
          <table:table-cell table:style-name="ce12" table:formula="of:=[.V11]" office:value-type="percentage" office:value="19.48" calcext:value-type="percentage">
            <text:p>19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65" calcext:value-type="float">
            <text:p>6.65</text:p>
          </table:table-cell>
          <table:table-cell table:number-columns-repeated="2"/>
          <table:table-cell table:formula="of:=[.AA4]*[.AC4]*[.AD4]*[.AE4]*[.AF4]*[.AG4]*[.AH4]" office:value-type="float" office:value="497.952" calcext:value-type="float">
            <text:p>497.952</text:p>
          </table:table-cell>
          <table:table-cell table:style-name="ce42" table:formula="of:=[.AK4]*2.20462" office:value-type="float" office:value="1097.79493824" calcext:value-type="float">
            <text:p>1097.79</text:p>
          </table:table-cell>
          <table:table-cell table:style-name="ce42" table:formula="of:=[.AL4]/2000" office:value-type="float" office:value="0.54889746912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240" calcext:value-type="float">
            <text:p>2324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6.65" calcext:value-type="percentage">
            <text:p>166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3807.12" calcext:value-type="float">
            <text:p>63807.12</text:p>
          </table:table-cell>
          <table:table-cell table:formula="of:=[.AL2]*[.$AJ$7]" office:value-type="float" office:value="140670.4528944" calcext:value-type="float">
            <text:p>140670.4528944</text:p>
          </table:table-cell>
          <table:table-cell table:formula="of:=[.AM2]*[.$AJ$7]" office:value-type="float" office:value="70.3352264472" calcext:value-type="float">
            <text:p>70.33522644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5924274.082" calcext:value-type="float">
            <text:p>25924274.08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3068143.95438" calcext:value-type="float">
            <text:p>93068143.95438</text:p>
          </table:table-cell>
          <table:table-cell table:style-name="ce6" table:formula="of:=([.T11]+[.T12])/2" office:value-type="float" office:value="5323597.64999999" calcext:value-type="float">
            <text:p>5323597.6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0212013.82676" calcext:value-type="float">
            <text:p>160212013.8267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45" calcext:value-type="percentage">
            <text:p>5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522911051213" calcext:value-type="percentage">
            <text:p>98.652%</text:p>
          </table:table-cell>
          <table:table-cell table:formula="of:=1/(1-[.R11])" office:value-type="float" office:value="74.2000000000005" calcext:value-type="float">
            <text:p>74.2000000000005</text:p>
          </table:table-cell>
          <table:table-cell table:formula="of:=[.$T$2]*[.S11]" office:value-type="float" office:value="5171146.40000004" calcext:value-type="float">
            <text:p>5171146.4000000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8" calcext:value-type="percentage">
            <text:p>19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273305758829" calcext:value-type="percentage">
            <text:p>98.727%</text:p>
          </table:table-cell>
          <table:table-cell table:formula="of:=1/(1-[.R12])" office:value-type="float" office:value="78.5749999999991" calcext:value-type="float">
            <text:p>78.5749999999991</text:p>
          </table:table-cell>
          <table:table-cell table:formula="of:=[.$T$2]*[.S12]" office:value-type="float" office:value="5476048.89999993" calcext:value-type="float">
            <text:p>5476048.89999993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898108405021" calcext:value-type="percentage">
            <text:p>98.690%</text:p>
          </table:table-cell>
          <table:table-cell table:style-name="ce14" table:formula="of:=([.S11]+[.S12])/2" office:value-type="float" office:value="76.3874999999998" calcext:value-type="float">
            <text:p>76.4</text:p>
          </table:table-cell>
          <table:table-cell table:formula="of:=[.$T$2]*[.S13]" office:value-type="float" office:value="5323597.64999999" calcext:value-type="float">
            <text:p>5323597.6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034699371822" calcext:value-type="percentage">
            <text:p>98.803%</text:p>
          </table:table-cell>
          <table:table-cell table:formula="of:=1/(1-[.R16])" office:value-type="float" office:value="83.5750000000018" calcext:value-type="float">
            <text:p>83.5750000000018</text:p>
          </table:table-cell>
          <table:table-cell table:formula="of:=[.$T$2]*[.S16]" office:value-type="float" office:value="5824508.90000013" calcext:value-type="float">
            <text:p>5824508.90000013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90.0]" calcext:value-type="string">
            <text:p>Str: <text:s/>535 <text:s/>[7,490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629903354179" calcext:value-type="percentage">
            <text:p>98.863%</text:p>
          </table:table-cell>
          <table:table-cell table:formula="of:=1/(1-[.R17])" office:value-type="float" office:value="87.9500000000038" calcext:value-type="float">
            <text:p>87.9500000000038</text:p>
          </table:table-cell>
          <table:table-cell table:formula="of:=[.$T$2]*[.S17]" office:value-type="float" office:value="6129411.40000026" calcext:value-type="float">
            <text:p>6129411.40000026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332301363" calcext:value-type="percentage">
            <text:p>98.833%</text:p>
          </table:table-cell>
          <table:table-cell table:style-name="ce14" table:formula="of:=([.S16]+[.S17])/2" office:value-type="float" office:value="85.7625000000003" calcext:value-type="float">
            <text:p>85.8</text:p>
          </table:table-cell>
          <table:table-cell table:formula="of:=[.$T$2]*[.S18]" office:value-type="float" office:value="5976960.15000002" calcext:value-type="float">
            <text:p>5976960.15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240.0]" calcext:value-type="string">
            <text:p>Int: 1660 [23,24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45.0%" calcext:value-type="string">
            <text:p>Resilience: 5,045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45" calcext:value-type="percentage">
            <text:p>5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6.65" calcext:value-type="percentage">
            <text:p>166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" calcext:value-type="percentage">
            <text:p>130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E27:.AE178])" office:value-type="percentage" office:value="13" calcext:value-type="percentage">
            <text:p>130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8" calcext:value-type="percentage">
            <text:p>19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795.0%" calcext:value-type="string">
            <text:p>w/Mantle: <text:s text:c="2"/>5,795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8.0%" calcext:value-type="string">
            <text:p>Speed+: <text:s text:c="4"/>1,948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665.0%" calcext:value-type="string">
            <text:p>Damage+: <text:s text:c="3"/>1,66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25]+([.C25]-1)*20" office:value-type="float" office:value="42" calcext:value-type="float">
            <text:p>4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formula="of:=[.D26]+([.C26]-1)*20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28]+([.C28]-1)*20" office:value-type="float" office:value="46" calcext:value-type="float">
            <text:p>4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" table:formula="of:=[.D29]+([.C29]-1)*20" office:value-type="float" office:value="42" calcext:value-type="float">
            <text:p>42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1]+([.C31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6" calcext:value-type="percentage">
            <text:p>96.00%</text:p>
          </table:table-cell>
          <table:table-cell table:style-name="ce38" table:formula="of:=[.V31]" office:value-type="percentage" office:value="9.6" calcext:value-type="percentage">
            <text:p>96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6" calcext:value-type="percentage">
            <text:p>96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90%     [hp x  76.39]" calcext:value-type="string">
            <text:p>Mitigation: <text:s text:c="6"/>98.690% <text:s text:c="4"/>[hp x <text:s/>76.39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" table:formula="of:=[.D37]+([.C37]-1)*20" office:value-type="float" office:value="42" calcext:value-type="float">
            <text:p>4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6" calcext:value-type="percentage">
            <text:p>146.00%</text:p>
          </table:table-cell>
          <table:table-cell table:style-name="ce34" table:formula="of:=[.P37]" office:value-type="percentage" office:value="17.52" calcext:value-type="percentage">
            <text:p>175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52" calcext:value-type="percentage">
            <text:p>175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23,597.6 [hp x 290.27]" calcext:value-type="string">
            <text:p>Effective Health: 5,323,597.6 [hp x 290.27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38]+([.C38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6" calcext:value-type="percentage">
            <text:p>56.00%</text:p>
          </table:table-cell>
          <table:table-cell table:style-name="ce9" table:formula="of:=[.P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6" calcext:value-type="percentage">
            <text:p>56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40]+([.C4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03%     [hp x  83.58]" calcext:value-type="string">
            <text:p>Mitigation: <text:s text:c="6"/>98.803% <text:s text:c="4"/>[hp x <text:s/>83.58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24,508.9 [hp x 317.59]" calcext:value-type="string">
            <text:p>Effective Health: 5,824,508.9 [hp x 317.59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2  Archon Strike [E]               x5 [6.0m range]" calcext:value-type="string">
            <text:p>3-2 <text:s/>Archon Strike [E] <text:s text:c="14"/>x5 [6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0 Sentinel Reconstruction [E]     x5 " calcext:value-type="string">
            <text:p>3-10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46]+([.C46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05" calcext:value-type="percentage">
            <text:p>70.50%</text:p>
          </table:table-cell>
          <table:table-cell table:style-name="ce37" table:formula="of:=[.V46]" office:value-type="percentage" office:value="7.05" calcext:value-type="percentage">
            <text:p>70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05" calcext:value-type="percentage">
            <text:p>70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6  Transfer [E]                    x1 " calcext:value-type="string">
            <text:p>3-6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  Arcane Dominion [E]             x1 " calcext:value-type="string">
            <text:p>3-2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50]+([.C5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1" calcext:value-type="percentage">
            <text:p>61.00%</text:p>
          </table:table-cell>
          <table:table-cell table:style-name="ce9" table:formula="of:=[.P50]" office:value-type="percentage" office:value="7.93" calcext:value-type="percentage">
            <text:p>793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7.93" calcext:value-type="percentage">
            <text:p>793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  Eternal Brawling [E]           x10 [96.0% =&gt; 960.0% Damage, 1.50% DR/attack]" calcext:value-type="string">
            <text:p>3-2 <text:s/>Eternal Brawling [E] <text:s text:c="10"/>x10 [96.0% =&gt; 960.0% Damage, 1.50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54]+([.C54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2  Mantle of the Titan [E]        x12 [146.0% =&gt; 1,752.0% Resilience]" calcext:value-type="string">
            <text:p>3-2 <text:s/>Mantle of the Titan [E] <text:s text:c="7"/>x12 [146.0% =&gt; 1,75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  Titan Core [E]                 x10 [56.0% =&gt; 560.0% Resilience, Speed, Strength, Intelligence and Dexterity, 10% =&gt; 100% weight/min]" calcext:value-type="string">
            <text:p>3-2 <text:s/>Titan Core [E] <text:s text:c="16"/>x10 [56.0% =&gt; 56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  Embered Heart [E]              x12 " calcext:value-type="string">
            <text:p>3-2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1  Embered Form [E]               x10 [70.5% =&gt; 705.0% Damage]" calcext:value-type="string">
            <text:p>3-1 <text:s/>Embered Form [E] <text:s text:c="14"/>x10 [70.5% =&gt; 70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  Fires of Creation [E]          x13 [61.0% =&gt; 793.0% Resilience, 3.00% mana/health returned]" calcext:value-type="string">
            <text:p>3-2 <text:s/>Fires of Creation [E] <text:s text:c="9"/>x13 [61.0% =&gt; 793.0% Resilience, 3.0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  Space Manipulation [E]         x13 " calcext:value-type="string">
            <text:p>3-1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96]: 1" calcext:value-type="string">
            <text:p>Available [2296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96" calcext:value-type="float">
            <text:p>2296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2 Bulwark of Ash" calcext:value-type="string">
            <text:p>1-12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79]+([.C79]-1)*20" office:value-type="float" office:value="12" calcext:value-type="float">
            <text:p>12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4 Deviant of Humanity" calcext:value-type="string">
            <text:p>3-24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81]+([.C81]-1)*20" office:value-type="float" office:value="64" calcext:value-type="float">
            <text:p>6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2  Minor Lava Manipulation" calcext:value-type="string">
            <text:p>1-2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3]+([.C93]-1)*20" office:value-type="float" office:value="2" calcext:value-type="float">
            <text:p>2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8  Monstrous" calcext:value-type="string">
            <text:p>1-8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95]+([.C95]-1)*20" office:value-type="float" office:value="8" calcext:value-type="float">
            <text:p>8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2 Soul Perception" calcext:value-type="string">
            <text:p>1-12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98]+([.C98]-1)*20" office:value-type="float" office:value="12" calcext:value-type="float">
            <text:p>12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9  Teaching" calcext:value-type="string">
            <text:p>1-9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0]+([.C100]-1)*20" office:value-type="float" office:value="9" calcext:value-type="float">
            <text:p>9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3  Telepathy" calcext:value-type="string">
            <text:p>1-3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01]+([.C101]-1)*20" office:value-type="float" office:value="3" calcext:value-type="float">
            <text:p>3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6   [56% - 92%] Earth Resistance" calcext:value-type="string">
            <text:p>3-6 <text:s text:c="2"/>[56% - 9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24]+([.C124]-1)*20" office:value-type="float" office:value="46" calcext:value-type="float">
            <text:p>46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6%" calcext:value-type="string">
            <text:p>56%</text:p>
          </table:table-cell>
          <table:table-cell table:formula="of:=TEXT(VLOOKUP([.E12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8  [43% - 76%] Soul Magic Resistance" calcext:value-type="string">
            <text:p>2-18 <text:s/>[43% - 7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1]+([.C151]-1)*20" office:value-type="float" office:value="38" calcext:value-type="float">
            <text:p>38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3%" calcext:value-type="string">
            <text:p>43%</text:p>
          </table:table-cell>
          <table:table-cell table:formula="of:=TEXT(VLOOKUP([.E151];[.$BI$2:.$BK$81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9   [59% - 95%] Space Magic Resistance" calcext:value-type="string">
            <text:p>3-9 <text:s text:c="2"/>[5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3]+([.C153]-1)*20" office:value-type="float" office:value="49" calcext:value-type="float">
            <text:p>49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9%" calcext:value-type="string">
            <text:p>59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3   [53% - 86%] Wood Magic Resistance" calcext:value-type="string">
            <text:p>3-3 <text:s text:c="2"/>[53% - 86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62]+([.C162]-1)*20" office:value-type="float" office:value="43" calcext:value-type="float">
            <text:p>43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3%" calcext:value-type="string">
            <text:p>53%</text:p>
          </table:table-cell>
          <table:table-cell table:formula="of:=TEXT(VLOOKUP([.E162];[.$BI$2:.$BK$8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0.7 kgs   [1,654.9 lbs] [0.83 tons]" calcext:value-type="string">
            <text:p>Weight: <text:s text:c="2"/>750.7 kgs <text:s text:c="2"/>[1,654.9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0.7" calcext:value-type="string">
            <text:p>750.7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54.9" calcext:value-type="string">
            <text:p>1,654.9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3,807.1 kgs [140,670.5 lbs] [70.34 tons]" calcext:value-type="string">
            <text:p>Maxed: 63,807.1 kgs [140,670.5 lbs] [70.3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3,807.1" calcext:value-type="string">
            <text:p>63,807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0,670.5" calcext:value-type="string">
            <text:p>140,670.5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34" calcext:value-type="string">
            <text:p>70.3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90.0" calcext:value-type="string">
            <text:p>7,490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240.0" calcext:value-type="string">
            <text:p>23,240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45.0%" calcext:value-type="string">
            <text:p>5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795.0%" calcext:value-type="string">
            <text:p>5,79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8.0%" calcext:value-type="string">
            <text:p>1,94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665.0%" calcext:value-type="string">
            <text:p>1,66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90%" calcext:value-type="string">
            <text:p>98.690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39" calcext:value-type="string">
            <text:p>76.39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23,597.6" calcext:value-type="string">
            <text:p>5,323,597.6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0.27" calcext:value-type="string">
            <text:p>290.27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03%" calcext:value-type="string">
            <text:p>98.803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3.58" calcext:value-type="string">
            <text:p>83.58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24,508.9" calcext:value-type="string">
            <text:p>5,824,508.9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7.59" calcext:value-type="string">
            <text:p>317.59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6.0" calcext:value-type="string">
            <text:p>6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0" calcext:value-type="float">
            <text:p>1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6" calcext:value-type="float">
            <text:p>6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" calcext:value-type="float">
            <text:p>2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" calcext:value-type="float">
            <text:p>2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6.0% =&gt; 960.0%" calcext:value-type="string">
            <text:p>96.0% =&gt; 96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50%" calcext:value-type="string">
            <text:p>1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6.0% =&gt; 1,752.0%" calcext:value-type="string">
            <text:p>146.0% =&gt; 1,75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" calcext:value-type="float">
            <text:p>2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6.0% =&gt; 560.0%" calcext:value-type="string">
            <text:p>56.0% =&gt; 56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1" calcext:value-type="float">
            <text:p>1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" calcext:value-type="float">
            <text:p>2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1.0% =&gt; 793.0%" calcext:value-type="string">
            <text:p>61.0% =&gt; 793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3.00%" calcext:value-type="string">
            <text:p>3.0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" calcext:value-type="float">
            <text:p>1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96" calcext:value-type="float">
            <text:p>2296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2:32:08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5-18T12:32:28.266000000</dc:date>
    <meta:generator>LibreOffice/7.0.5.2$Windows_X86_64 LibreOffice_project/64390860c6cd0aca4beafafcfd84613dd9dfb63a</meta:generator>
    <meta:editing-duration>P1DT4H42M14S</meta:editing-duration>
    <meta:editing-cycles>190</meta:editing-cycles>
    <meta:document-statistic meta:table-count="1" meta:cell-count="2158" meta:object-count="0"/>
    <meta:user-defined meta:name="AppVersion">16.0300</meta:user-defined>
  </office:meta>
</office:document-meta>
</file>